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fo:clip="rect(0in, -0.00032in, -0.00032in, 0in)" draw:stroke="none"/>
    </style:style>
    <style:style style:family="graphic" style:name="a436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7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ui-sans-serif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ui-sans-serif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4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ui-sans-serif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7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7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6389in" style:font-size-asian="0.76389in" style:font-size-complex="0.7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3" draw:name="Título 1" svg:x="0.59055in" svg:y="0.6007in" svg:width="4.92187in" svg:height="4.65859in" presentation:class="title" presentation:placeholder="false">
          <draw:text-box>
            <text:p text:style-name="a382" text:class-names="" text:cond-style-name=""><text:span text:style-name="a381" text:class-names=""><text:s text:c="1"/>CYNEPHILE APP</text:span></text:p>
          </draw:text-box>
          <svg:title/>
          <svg:desc/>
        </draw:frame>
        <draw:frame draw:id="id64" presentation:style-name="a386" draw:name="Subtítulo 2" svg:x="0.59055in" svg:y="5.45546in" svg:width="4.92187in" svg:height="1.44384in" presentation:class="subtitle" presentation:placeholder="false">
          <draw:text-box>
            <text:p text:style-name="a385" text:class-names="" text:cond-style-name=""><text:span text:style-name="a384" text:class-names="">CARLOS FERRER MARTÍNEZ 2º DAW</text:span></text:p>
          </draw:text-box>
          <svg:title/>
          <svg:desc/>
        </draw:frame>
        <draw:frame draw:id="id65" draw:style-name="a387" draw:name="Imagen 4" svg:x="6.2685in" svg:y="0.59055in" svg:width="6.30875in" svg:height="6.30875in" style:rel-width="scale" style:rel-height="scale">
          <draw:image xlink:href="media/image1.png" xlink:type="simple" xlink:show="embed" xlink:actuate="onLoad"/>
          <svg:title/>
          <svg:desc>Forma, Círculo

Descripción generada automáticamente</svg:desc>
        </draw:frame>
      </draw:page>
      <draw:page draw:name="Slide2" draw:style-name="a388" draw:master-page-name="Master1-Layout2-obj-Título-y-objetos" presentation:presentation-page-layout-name="Master1-PPL2" draw:id="Slide-257">
        <draw:frame draw:id="id66" presentation:style-name="a393" draw:name="Título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89" text:class-names="">LOGI</text:span><text:span text:style-name="a390" text:class-names="">N</text:span><text:span text:style-name="a391" text:class-names=""/></text:p>
          </draw:text-box>
          <svg:title/>
          <svg:desc/>
        </draw:frame>
        <draw:frame draw:id="id67" presentation:style-name="a394" draw:name="Marcador de contenido 4" svg:x="2.64248in" svg:y="1.9561in" svg:width="8.25871in" svg:height="4.133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3" draw:style-name="a395" draw:master-page-name="Master1-Layout2-obj-Título-y-objetos" presentation:presentation-page-layout-name="Master1-PPL2" draw:id="Slide-258">
        <draw:frame draw:id="id68" presentation:style-name="a399" draw:name="Título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¿Cómo hacemos el registro?</text:span><text:span text:style-name="a397" text:class-names=""/></text:p>
          </draw:text-box>
          <svg:title/>
          <svg:desc/>
        </draw:frame>
        <draw:frame draw:id="id69" presentation:style-name="a435" draw:name="Marcador de contenido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0" text:class-names="">Con un<text:s text:c="1"/></text:span><text:span text:style-name="a401" text:class-names="">Json</text:span><text:span text:style-name="a402" text:class-names=""><text:s text:c="1"/>Web Token (JWT)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Los JWT permiten la transmisión de la información de manera segura entre dos partes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¿Qué es un token?</text:span></text:p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Un<text:s text:c="1"/></text:span><text:span text:style-name="a418" text:class-names="">token</text:span><text:span text:style-name="a419" text:class-names=""><text:s text:c="1"/>es una pequeña pieza de información que se utiliza para autenticar o autorizar a un usuario en sistemas informáticos.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25" text:class-names="">La<text:s text:c="1"/></text:span><text:span text:style-name="a426" text:class-names="">librería</text:span><text:span text:style-name="a427" text:class-names=""><text:s text:c="1"/>que se ha utilizado es la siguiente para<text:s text:c="1"/></text:span><text:span text:style-name="a428" text:class-names="">Symfony</text:span><text:span text:style-name="a429" text:class-names="">:<text:s text:c="1"/></text:span><text:span text:style-name="a430" text:class-names="">LexikJWTAuthenticationBundle</text:span><text:span text:style-name="a431" text:class-names="">.</text:span><text:span text:style-name="a432" text:class-names=""/></text:p>
              </text:list-item>
            </text:list>
          </draw:text-box>
          <svg:title/>
          <svg:desc/>
        </draw:frame>
        <draw:frame draw:id="id70" draw:style-name="a436" draw:name="Imagen 4" svg:x="10.69048in" svg:y="0.29552in" svg:width="2.05237in" svg:height="1.4689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437" draw:master-page-name="Master1-Layout7-blank-En-blanco" presentation:presentation-page-layout-name="Master1-PPL7" draw:id="Slide-259">
        <draw:frame draw:id="id71" draw:style-name="a438" draw:name="Imagen 2" svg:x="0.91066in" svg:y="1.42676in" svg:width="11.51202in" svg:height="4.64648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23/2024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23/2024</text:date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5/23/2024</text:date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23/2024</text:date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5/23/2024</text:date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23/2024</text:date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5/23/2024</text:date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23/2024</text:date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23/2024</text:date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5/23/2024</text:date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23/2024</text:date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5/23/2024</text:date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 CYNEPHILE APP</dc:title>
    <meta:initial-creator>CARLOS FERRER MARTINEZ</meta:initial-creator>
    <dc:creator>CARLOS FERRER MARTINEZ</dc:creator>
    <meta:creation-date>2024-05-23T06:09:16Z</meta:creation-date>
    <dc:date>2024-05-23T06:55:18Z</dc:date>
    <meta:template xlink:href="" xlink:type="simple"/>
    <meta:editing-cycles>2</meta:editing-cycles>
    <meta:editing-duration>PT0S</meta:editing-duration>
    <meta:document-statistic meta:paragraph-count="12" meta:word-count="80"/>
  </office:meta>
</office:document-meta>
</file>